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officeooo:rsid="0f0ca65a"/>
    </style:style>
    <style:style style:name="T321" style:family="text">
      <style:text-properties officeooo:rsid="0f8f58bd"/>
    </style:style>
    <style:style style:name="T322" style:family="text">
      <style:text-properties officeooo:rsid="0f95a7a0"/>
    </style:style>
    <style:style style:name="T323" style:family="text">
      <style:text-properties style:text-underline-style="none"/>
    </style:style>
    <style:style style:name="T324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3"><text:user-field-get text:name="Distro">Ubuntu</text:user-field-get></text:span></text:span><text:span text:style-name="T309"><text:s/></text:span><text:span text:style-name="T314"><text:user-field-get text:name="Version">22.04</text:user-field-get></text:span><text:span text:style-name="T314"><text:s/></text:span><text:span text:style-name="T315">LTS</text:span><text:span text:style-name="T314"> </text:span><text:span text:style-name="Strong_20_Emphasis"><text:span text:style-name="T316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7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9"><text:span text:style-name="T21">Vul </text:span><text:span text:style-name="T20">achter</text:span><text:span text:style-name="T17"> de </text:span><text:span text:style-name="Definition"><text:span text:style-name="T320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7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0"><text:span text:style-name="Definition"><text:span text:style-name="T268">g</text:span></text:span><text:span text:style-name="Definition">ebruikersnaam</text:span><text:span text:style-name="Definition"><text:span text:style-name="T323"><text:tab/></text:span></text:span><text:span text:style-name="T267"><draw:control text:anchor-type="as-char" svg:y="-0.4cm" draw:z-index="18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19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0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0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1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113948006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7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1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8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24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2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95616364525086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303">Vanaf ee</text:span>n <text:span text:style-name="T322">L</text:span>ive <text:span text:style-name="T321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0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9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95616441734146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5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2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3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5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95616860277215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6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3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19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6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4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p text:style-name="P97"><text:span text:style-name="Emphasis"><text:span text:style-name="T263">Geschreven </text:span></text:span><text:span text:style-name="Emphasis"><text:span text:style-name="T261">d</text:span></text:span><text:span text:style-name="Emphasis"><text:span text:style-name="T26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.</text:span></text:span></text:p>
      <text:p text:style-name="P97"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3T09:56:14.974772566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6:14.840438285</dc:date>
    <meta:keyword>Installatie</meta:keyword>
    <meta:keyword>Checklist</meta:keyword>
    <meta:keyword>Linux</meta:keyword>
    <meta:editing-cycles>6838</meta:editing-cycles>
    <meta:editing-duration>P12DT3H30M9S</meta:editing-duration>
    <dc:creator>Karel Zimmer</dc:creator>
    <meta:document-statistic meta:table-count="4" meta:image-count="0" meta:object-count="0" meta:page-count="4" meta:paragraph-count="96" meta:word-count="631" meta:character-count="4409" meta:non-whitespace-character-count="3820"/>
    <meta:user-defined meta:name="Info 1"/>
    <meta:user-defined meta:name="Info 2"/>
    <meta:user-defined meta:name="Info 3"/>
    <meta:user-defined meta:name="Info 4"/>
  </office:meta>
</office:document-meta>
</file>